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H Sarabun New" fo:font-size="16pt" fo:font-weight="bold" officeooo:rsid="000a0748" officeooo:paragraph-rsid="000a0748" style:font-size-asian="16pt" style:font-weight-asian="bold" style:font-name-complex="TH Sarabun New" style:font-size-complex="16pt" style:font-weight-complex="bold"/>
    </style:style>
    <style:style style:name="P2" style:family="paragraph" style:parent-style-name="Standard">
      <style:text-properties style:font-name="TH Sarabun New" fo:font-size="16pt" officeooo:rsid="00042436" officeooo:paragraph-rsid="000a0748" style:font-size-asian="16pt" style:font-name-complex="TH Sarabun New" style:font-size-complex="16pt"/>
    </style:style>
    <style:style style:name="P3" style:family="paragraph" style:parent-style-name="Standard">
      <style:text-properties style:font-name="TH Sarabun New" fo:font-size="16pt" fo:font-weight="normal" officeooo:rsid="000a0748" officeooo:paragraph-rsid="000a0748" style:font-size-asian="16pt" style:font-weight-asian="normal" style:font-name-complex="TH Sarabun New" style:font-size-complex="16pt" style:font-weight-complex="normal"/>
    </style:style>
    <style:style style:name="P4" style:family="paragraph" style:parent-style-name="Standard">
      <style:text-properties officeooo:rsid="000a5b3c" officeooo:paragraph-rsid="000a5b3c"/>
    </style:style>
    <style:style style:name="P5" style:family="paragraph" style:parent-style-name="Standard">
      <style:text-properties fo:font-weight="bold" officeooo:rsid="000a5b3c" officeooo:paragraph-rsid="000a5b3c" style:font-weight-asian="bold" style:font-name-complex="TH Sarabun New" style:font-weight-complex="bold"/>
    </style:style>
    <style:style style:name="P6" style:family="paragraph" style:parent-style-name="Standard">
      <style:text-properties fo:font-weight="bold" officeooo:rsid="000a5b3c" officeooo:paragraph-rsid="000a5b3c" style:font-weight-asian="bold" style:font-weight-complex="bold"/>
    </style:style>
    <style:style style:name="P7" style:family="paragraph" style:parent-style-name="Table_20_Contents">
      <style:text-properties style:font-name="Droid Sans Mono" fo:font-size="10pt" officeooo:rsid="000a5b3c" officeooo:paragraph-rsid="000a5b3c" style:font-size-asian="10pt" style:font-size-complex="10pt"/>
    </style:style>
    <style:style style:name="P8" style:family="paragraph" style:parent-style-name="Table_20_Contents">
      <style:text-properties fo:font-size="16pt" officeooo:rsid="000a5b3c" officeooo:paragraph-rsid="000a5b3c" style:font-size-asian="16pt" style:font-name-complex="TH Sarabun New" style:font-size-complex="16pt"/>
    </style:style>
    <style:style style:name="P9" style:family="paragraph" style:parent-style-name="Standard" style:list-style-name="L1">
      <style:text-properties officeooo:paragraph-rsid="000a0748"/>
    </style:style>
    <style:style style:name="P10" style:family="paragraph" style:parent-style-name="Standard" style:list-style-name="L1">
      <style:text-properties officeooo:rsid="000a5b3c" officeooo:paragraph-rsid="000a5b3c" style:font-name-complex="TH Sarabun New"/>
    </style:style>
    <style:style style:name="P11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12" style:family="paragraph" style:parent-style-name="Table_20_Contents">
      <style:text-properties style:font-name="Droid Sans Mono" fo:font-size="10pt" officeooo:rsid="000b7b37" officeooo:paragraph-rsid="000b7b37" style:font-size-asian="10pt" style:font-size-complex="10pt"/>
    </style:style>
    <style:style style:name="T1" style:family="text">
      <style:text-properties officeooo:rsid="000a0748"/>
    </style:style>
    <style:style style:name="T2" style:family="text">
      <style:text-properties style:font-name="TH Sarabun New" fo:font-size="16pt" fo:font-weight="normal" officeooo:rsid="000a0748" style:font-size-asian="16pt" style:font-weight-asian="normal" style:font-name-complex="TH Sarabun New" style:font-size-complex="16pt" style:font-weight-complex="normal"/>
    </style:style>
    <style:style style:name="T3" style:family="text">
      <style:text-properties style:font-name="TH Sarabun New" fo:font-size="16pt" fo:font-weight="normal" officeooo:rsid="000a0748" style:font-name-asian="DejaVu Sans" style:font-size-asian="16pt" style:font-weight-asian="normal" style:font-name-complex="DejaVu Sans" style:font-size-complex="16pt" style:font-weight-complex="normal"/>
    </style:style>
    <style:style style:name="T4" style:family="text">
      <style:text-properties style:font-name="TH Sarabun New" fo:font-size="16pt" fo:font-weight="normal" style:font-name-asian="DejaVu Sans" style:font-size-asian="16pt" style:font-weight-asian="normal" style:font-size-complex="16pt" style:font-weight-complex="normal"/>
    </style:style>
    <style:style style:name="T5" style:family="text">
      <style:text-properties style:font-name="TH Sarabun New" fo:font-size="16pt" fo:font-weight="normal" officeooo:rsid="000a0748" style:font-name-asian="DejaVu Sans" style:font-size-asian="16pt" style:font-weight-asian="normal" style:font-size-complex="16pt" style:font-weight-complex="normal"/>
    </style:style>
    <style:style style:name="T6" style:family="text">
      <style:text-properties style:font-name="TH Sarabun New" fo:font-size="16pt" fo:font-weight="normal" style:font-name-asian="DejaVu Sans" style:font-size-asian="16pt" style:font-weight-asian="normal" style:font-name-complex="TH Sarabun New" style:font-size-complex="16pt" style:font-weight-complex="normal"/>
    </style:style>
    <style:style style:name="T7" style:family="text">
      <style:text-properties style:font-name="TH Sarabun New" fo:font-size="16pt" fo:font-weight="normal" officeooo:rsid="000afca3" style:font-name-asian="DejaVu Sans" style:font-size-asian="16pt" style:font-weight-asian="normal" style:font-name-complex="TH Sarabun New" style:font-size-complex="16pt" style:font-weight-complex="normal"/>
    </style:style>
    <style:style style:name="T8" style:family="text">
      <style:text-properties style:font-name="Droid Sans" fo:font-size="12pt" fo:font-weight="normal" officeooo:rsid="000a0748" style:font-name-asian="DejaVu Sans" style:font-size-asian="16pt" style:font-weight-asian="normal" style:font-name-complex="DejaVu Sans" style:font-size-complex="16pt" style:font-weight-complex="normal"/>
    </style:style>
    <style:style style:name="T9" style:family="text">
      <style:text-properties officeooo:rsid="000a5b3c"/>
    </style:style>
    <style:style style:name="T10" style:family="text">
      <style:text-properties officeooo:rsid="000afc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st Frequent Word</text:p>
      <text:p text:style-name="P2"><text:tab/>แบบฝึกหัดข้อนี้เป็นการฝึกใช้งาน <text:span text:style-name="T1">map</text:span> <text:span text:style-name="T9">และ iterator ของ map จงเขียนโปรแกรมที่ทำการรับข้อมูลทาง keyboard ซึ่งประกอบด้วยจำนวนคำ N และข้อมูลคำดังกล่าว โดยคำที่รับเข้ามานั้นอาจจะมีบางคำปรากฏขึ้นซ้ำกัน เราต้องการทราบว่า คำที่ปรากฏเป็นจำนวนครั้งมากที่สุดคือคำใด และมีจำนวนครั้งที่ปรากฏเป็นเท่าไร ในกรณีที่มีคำที่ปรากฏซ้ำมากสุดเท่ากันหลายคำ ให้เลือกตอบคำที่จะปรากฏเป็นคำสุดท้ายในพจนานุกรม </text:span></text:p>
      <text:p text:style-name="P1"/>
      <text:p text:style-name="P1">คำแนะนำ</text:p>
      <text:p text:style-name="P3"><text:tab/>ข้อนี้ถ้าใช้ map&lt;string,int&gt; ช่วยจะเขียนโปรแกรมได้ง่าย และ map&lt;string,int&gt; นั้นจะเรียงข้อมูลตามลำดับพจนานุกรมอยู่แล้ว</text:p>
      <text:p text:style-name="P3"/>
      <text:p text:style-name="P1">ข้อมูลนำเข้า</text:p>
      <text:list xml:id="list406460083840311253" text:style-name="L1">
        <text:list-item>
          <text:p text:style-name="P9"><text:span text:style-name="T2">บรรทัดแรกม่ีตัวเลขจำนวนเต็ม N โดยที่ 1 </text:span><text:span text:style-name="T8">≤ N ≤ </text:span><text:span text:style-name="T3">50,000 </text:span></text:p>
        </text:list-item>
        <text:list-item>
          <text:p text:style-name="P10"><text:span text:style-name="T5">ห</text:span><text:span text:style-name="T4">ลังจากนั้นอีก N บรรทัดเป็นข้อมูลคำแต่ละคำ บรรทัดละ 1 คำ</text:span></text:p>
        </text:list-item>
      </text:list>
      <text:p text:style-name="P5"/>
      <text:p text:style-name="P11">ข้อมูลส่งออก</text:p>
      <text:p text:style-name="P4"><text:span text:style-name="T6"><text:tab/>มีหนึ่งบรรทัดซึ่งคือคำที่ปรากฎมากสุด ที่ปราก</text:span><text:span text:style-name="T7">ฏ</text:span><text:span text:style-name="T6">อยู่ท้ายสุดในพจนานุกรม </text:span><text:span text:style-name="T7">และจำนวนครั้งที่ปรากฏ</text:span></text:p>
      <text:p text:style-name="P6"/>
      <text:p text:style-name="P11">ตัวอย่าง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ข้อมูลนำเข้า</text:p>
          </table:table-cell>
          <table:table-cell table:style-name="Table1.B1" office:value-type="string">
            <text:p text:style-name="P8">ข้อมูลส่งออก</text:p>
          </table:table-cell>
        </table:table-row>
        <table:table-row>
          <table:table-cell table:style-name="Table1.A2" office:value-type="string">
            <text:p text:style-name="P12">6</text:p>
            <text:p text:style-name="P7">somchai</text:p>
            <text:p text:style-name="P7">nattee</text:p>
            <text:p text:style-name="P7">abc</text:p>
            <text:p text:style-name="P7">somchai</text:p>
            <text:p text:style-name="P7">somchai</text:p>
            <text:p text:style-name="P7">abc</text:p>
          </table:table-cell>
          <table:table-cell table:style-name="Table1.B2" office:value-type="string">
            <text:p text:style-name="P7"><text:span text:style-name="T10">s</text:span>omchai <text:span text:style-name="T10">3</text:span></text:p>
          </table:table-cell>
        </table:table-row>
        <table:table-row>
          <table:table-cell table:style-name="Table1.A2" office:value-type="string">
            <text:p text:style-name="P7">8 </text:p>
            <text:p text:style-name="P7">dog</text:p>
            <text:p text:style-name="P7">zebra</text:p>
            <text:p text:style-name="P7">dog</text:p>
            <text:p text:style-name="P7">cat</text:p>
            <text:p text:style-name="P7">cat</text:p>
            <text:p text:style-name="P7">zebra</text:p>
            <text:p text:style-name="P7">duck</text:p>
            <text:p text:style-name="P7">duck</text:p>
          </table:table-cell>
          <table:table-cell table:style-name="Table1.B2" office:value-type="string">
            <text:p text:style-name="P7">zebra <text:span text:style-name="T10">2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02T15:08:35.929857364</dc:date>
    <meta:editing-duration>PT8H19M49S</meta:editing-duration>
    <meta:editing-cycles>7</meta:editing-cycles>
    <meta:generator>LibreOffice/4.3.4.1$Linux_X86_64 LibreOffice_project/430m0$Build-1</meta:generator>
    <meta:document-statistic meta:table-count="1" meta:image-count="0" meta:object-count="0" meta:page-count="1" meta:paragraph-count="30" meta:word-count="554" meta:character-count="695" meta:non-whitespace-character-count="677"/>
  </office:meta>
</office:document-meta>
</file>